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9299in" table:align="center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.1882in"/>
    </style:style>
    <style:style style:name="Table1.C" style:family="table-column">
      <style:table-column-properties style:column-width="5.1792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1c1c1c" officeooo:rsid="00077d83" officeooo:paragraph-rsid="00077d83"/>
    </style:style>
    <style:style style:name="P2" style:family="paragraph" style:parent-style-name="Table_20_Contents">
      <style:paragraph-properties fo:text-align="start" style:justify-single-word="false"/>
      <style:text-properties fo:color="#1c1c1c"/>
    </style:style>
    <style:style style:name="P3" style:family="paragraph" style:parent-style-name="Table_20_Contents">
      <style:paragraph-properties fo:text-align="start" style:justify-single-word="false"/>
      <style:text-properties fo:color="#1c1c1c" officeooo:rsid="0008a73e" officeooo:paragraph-rsid="0008a73e"/>
    </style:style>
    <style:style style:name="P4" style:family="paragraph" style:parent-style-name="Table_20_Contents">
      <style:paragraph-properties fo:text-align="start" style:justify-single-word="false"/>
      <style:text-properties fo:color="#1c1c1c" officeooo:rsid="000d0a30" officeooo:paragraph-rsid="000d0a30"/>
    </style:style>
    <style:style style:name="P5" style:family="paragraph" style:parent-style-name="Header">
      <style:text-properties fo:color="#333333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1c1c1c" style:font-name="sans-serif" fo:font-size="9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0311in" loext:contextual-spacing="false" fo:text-align="start" style:justify-single-word="false" fo:orphans="2" fo:widows="2" fo:text-indent="0in" style:auto-text-indent="false"/>
      <style:text-properties fo:font-variant="normal" fo:text-transform="none" fo:color="#1c1c1c" style:font-name="sans-serif" fo:font-size="9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.0311in" loext:contextual-spacing="false" fo:text-align="start" style:justify-single-word="false" fo:orphans="2" fo:widows="2" fo:text-indent="0in" style:auto-text-indent="false"/>
      <style:text-properties fo:color="#1c1c1c"/>
    </style:style>
    <style:style style:name="P9" style:family="paragraph" style:parent-style-name="Standard">
      <style:paragraph-properties fo:text-align="start" style:justify-single-word="false"/>
      <style:text-properties officeooo:rsid="00077d83" officeooo:paragraph-rsid="00077d83"/>
    </style:style>
    <style:style style:name="P10" style:family="paragraph" style:parent-style-name="Standard">
      <style:paragraph-properties fo:text-align="start" style:justify-single-word="false"/>
      <style:text-properties officeooo:rsid="00077d83" officeooo:paragraph-rsid="00143e7d"/>
    </style:style>
    <style:style style:name="P11" style:family="paragraph" style:parent-style-name="Standard">
      <style:paragraph-properties fo:text-align="start" style:justify-single-word="false"/>
      <style:text-properties officeooo:paragraph-rsid="00114c6a"/>
    </style:style>
    <style:style style:name="P12" style:family="paragraph" style:parent-style-name="Standard">
      <style:paragraph-properties fo:text-align="start" style:justify-single-word="false"/>
      <style:text-properties officeooo:paragraph-rsid="00143e7d"/>
    </style:style>
    <style:style style:name="P13" style:family="paragraph" style:parent-style-name="Standard">
      <style:paragraph-properties fo:text-align="center" style:justify-single-word="false"/>
      <style:text-properties fo:color="#1c1c1c" fo:font-size="13pt" fo:font-weight="bold" officeooo:rsid="00077d83" officeooo:paragraph-rsid="00077d83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1c1c1c" officeooo:rsid="00077d83" officeooo:paragraph-rsid="00077d83"/>
    </style:style>
    <style:style style:name="P15" style:family="paragraph" style:parent-style-name="Standard">
      <style:paragraph-properties fo:text-align="start" style:justify-single-word="false"/>
      <style:text-properties fo:color="#1c1c1c" officeooo:rsid="00077d83" officeooo:paragraph-rsid="00077d83"/>
    </style:style>
    <style:style style:name="P16" style:family="paragraph" style:parent-style-name="Standard" style:list-style-name="L1">
      <style:paragraph-properties fo:text-align="start" style:justify-single-word="false"/>
      <style:text-properties fo:color="#1c1c1c" officeooo:rsid="00077d83" officeooo:paragraph-rsid="00077d83"/>
    </style:style>
    <style:style style:name="P17" style:family="paragraph" style:parent-style-name="Standard">
      <style:paragraph-properties fo:text-align="start" style:justify-single-word="false"/>
      <style:text-properties fo:color="#1c1c1c" officeooo:rsid="00114c6a" officeooo:paragraph-rsid="00114c6a"/>
    </style:style>
    <style:style style:name="P18" style:family="paragraph" style:parent-style-name="Standard">
      <style:paragraph-properties fo:text-align="start" style:justify-single-word="false"/>
      <style:text-properties fo:color="#1c1c1c" officeooo:rsid="0011ba4c" officeooo:paragraph-rsid="0011ba4c"/>
    </style:style>
    <style:style style:name="P19" style:family="paragraph" style:parent-style-name="Standard">
      <style:paragraph-properties fo:text-align="start" style:justify-single-word="false"/>
      <style:text-properties fo:color="#1c1c1c" officeooo:rsid="00143e7d" officeooo:paragraph-rsid="00143e7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color="#1c1c1c" fo:font-size="13pt" fo:font-weight="bold" officeooo:rsid="00077d83" officeooo:paragraph-rsid="00077d83" style:font-size-asian="13pt" style:font-weight-asian="bold" style:font-size-complex="13pt" style:font-weight-complex="bold"/>
    </style:style>
    <style:style style:name="T1" style:family="text">
      <style:text-properties officeooo:rsid="00077d83"/>
    </style:style>
    <style:style style:name="T2" style:family="text">
      <style:text-properties officeooo:rsid="000879a5"/>
    </style:style>
    <style:style style:name="T3" style:family="text">
      <style:text-properties officeooo:rsid="0008a73e"/>
    </style:style>
    <style:style style:name="T4" style:family="text">
      <style:text-properties fo:color="#1c1c1c"/>
    </style:style>
    <style:style style:name="T5" style:family="text">
      <style:text-properties fo:color="#1c1c1c" officeooo:rsid="0008a73e"/>
    </style:style>
    <style:style style:name="T6" style:family="text">
      <style:text-properties fo:color="#1c1c1c" fo:font-weight="bold" officeooo:rsid="00114c6a" style:font-weight-asian="bold" style:font-weight-complex="bold"/>
    </style:style>
    <style:style style:name="T7" style:family="text">
      <style:text-properties fo:font-variant="normal" fo:text-transform="none" style:font-name="sans-serif" fo:font-size="9pt" fo:letter-spacing="normal" fo:font-style="normal" fo:font-weight="normal"/>
    </style:style>
    <style:style style:name="T8" style:family="text">
      <style:text-properties officeooo:rsid="00143e7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0">Complexity Analysis Report.</text:p>
      <text:p text:style-name="P13"/>
      <text:p text:style-name="P14"/>
      <text:p text:style-name="P15"/>
      <text:p text:style-name="P12"><text:tab/><text:span text:style-name="T9">FRONT END</text:span></text:p>
      <text:p text:style-name="P19"/>
      <text:p text:style-name="P10"><text:span text:style-name="T4"><text:tab/>The complexity analysis of the project was done using the package plato. </text:span></text:p>
      <text:p text:style-name="P10"><text:span text:style-name="T4"><text:tab/>( </text:span><text:a xlink:type="simple" xlink:href="https://github.com/es-analysis/plato" text:style-name="Internet_20_link" text:visited-style-name="Visited_20_Internet_20_Link">https://github.com/es- analysis/plato</text:a><text:span text:style-name="T4"> ) .</text:span></text:p>
      <text:p text:style-name="P15"/>
      <text:p text:style-name="P15"><text:tab/>The following metrics were measured.</text:p>
      <text:list xml:id="list1875763701413539745" text:style-name="L1">
        <text:list-item>
          <text:list>
            <text:list-item>
              <text:list>
                <text:list-item>
                  <text:list>
                    <text:list-item>
                      <text:p text:style-name="P16">Maintainability</text:p>
                    </text:list-item>
                    <text:list-item>
                      <text:p text:style-name="P16">SLOC</text:p>
                    </text:list-item>
                    <text:list-item>
                      <text:p text:style-name="P16">Estimated errors in implementation</text:p>
                    </text:list-item>
                    <text:list-item>
                      <text:p text:style-name="P16">Lint Errors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Routes:</text:p>
      <text:p text:style-name="P9"><text:span text:style-name="T4"><text:tab/><text:tab/></text:span><text:a xlink:type="simple" xlink:href="https://github.com/PraveenaVP/DigitalWallet/blob/master/complexity/routes/index.html" text:style-name="Internet_20_link" text:visited-style-name="Visited_20_Internet_20_Link">https://github.com/PraveenaVP/DigitalWallet/blob/master/complexity/routes/index.html</text:a></text:p>
      <text:p text:style-name="P15"/>
      <text:p text:style-name="P15"><text:tab/>app.js :</text:p>
      <text:p text:style-name="P9"><text:span text:style-name="T4"><text:tab/><text:tab/></text:span><text:a xlink:type="simple" xlink:href="https://github.com/PraveenaVP/DigitalWallet/tree/master/complexity/app" text:style-name="Internet_20_link" text:visited-style-name="Visited_20_Internet_20_Link">https://github.com/PraveenaVP/DigitalWallet/tree/master/complexity/app</text:a></text:p>
      <text:p text:style-name="P15"/>
      <text:p text:style-name="P15"/>
      <text:p text:style-name="P15"/>
      <text:p text:style-name="P9"><text:span text:style-name="T5"><text:tab/>Further analysis of the files</text:span><text:span text:style-name="T4"> were done via , </text:span><text:a xlink:type="simple" xlink:href="http://jshint.com/" text:style-name="Internet_20_link" text:visited-style-name="Visited_20_Internet_20_Link">http://jshint.com/</text:a></text:p>
      <text:p text:style-name="P15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l No</text:p>
          </table:table-cell>
          <table:table-cell table:style-name="Table1.A1" office:value-type="string">
            <text:p text:style-name="P2"><text:s/><text:span text:style-name="T1">File Name</text:span></text:p>
          </table:table-cell>
          <table:table-cell table:style-name="Table1.C1" office:value-type="string">
            <text:p text:style-name="P1">Metrics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<text:span text:style-name="T2">display</text:span>.js</text:p>
          </table:table-cell>
          <table:table-cell table:style-name="Table1.C2" office:value-type="string">
            <text:p text:style-name="P6">There are 10 functions in this file.</text:p>
            <text:p text:style-name="P7">Function with the largest signature take 3arguments, while the median is 1.</text:p>
            <text:p text:style-name="P7">Largest function has 5 statements in it, while the median is 3.</text:p>
            <text:p text:style-name="P8"><text:span text:style-name="T7">The most complex function has a cyclomatic complexity value of 2 while the median is 1.</text:span>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<text:span text:style-name="T3">display</text:span>.ejs</text:p>
          </table:table-cell>
          <table:table-cell table:style-name="Table1.C2" office:value-type="string">
            <text:p text:style-name="P6">There are 3 functions in this file.</text:p>
            <text:p text:style-name="P7">Function with the largest signature take 0arguments, while the median is 0.</text:p>
            <text:p text:style-name="P7">Largest function has 7 statements in it, while the median is 1.</text:p>
            <text:p text:style-name="P8"><text:span text:style-name="T7">The most complex function has a cyclomatic complexity value of 1 while the median is 1.</text:span>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add.js</text:p>
          </table:table-cell>
          <table:table-cell table:style-name="Table1.C2" office:value-type="string">
            <text:p text:style-name="P6">There are 6 functions in this file.</text:p>
            <text:p text:style-name="P7">Function with the largest signature take 3arguments, while the median is 1.5.</text:p>
            <text:p text:style-name="P7">Largest function has 13 statements in it, while the median is 4.</text:p>
            <text:p text:style-name="P8"><text:span text:style-name="T7">The most complex function has a cyclomatic complexity value of 3 while the </text:span><text:soft-page-break/><text:span text:style-name="T7">median is 2.</text:span>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add.ejs</text:p>
          </table:table-cell>
          <table:table-cell table:style-name="Table1.C2" office:value-type="string">
            <text:p text:style-name="P6">There are 6 functions in this file.</text:p>
            <text:p text:style-name="P7">Function with the largest signature take 1arguments, while the median is 0.</text:p>
            <text:p text:style-name="P7">Largest function has 19 statements in it, while the median is 6.</text:p>
            <text:p text:style-name="P8"><text:span text:style-name="T7">The most complex function has a cyclomatic complexity value of 9 while the median is 4.5.</text:span>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Index.js</text:p>
          </table:table-cell>
          <table:table-cell table:style-name="Table1.C2" office:value-type="string">
            <text:p text:style-name="P6">There is only one function in this file.</text:p>
            <text:p text:style-name="P7">It takes 3 arguments.</text:p>
            <text:p text:style-name="P7">This function contains only one statement.</text:p>
            <text:p text:style-name="P8"><text:span text:style-name="T7">Cyclomatic complexity number for this function is 1.</text:span>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Index.ejs</text:p>
          </table:table-cell>
          <table:table-cell table:style-name="Table1.C2" office:value-type="string">
            <text:p text:style-name="P4">N/A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App.js</text:p>
          </table:table-cell>
          <table:table-cell table:style-name="Table1.C2" office:value-type="string">
            <text:p text:style-name="P6">There are 2 functions in this file.</text:p>
            <text:p text:style-name="P7">Function with the largest signature take 4arguments, while the median is 3.5.</text:p>
            <text:p text:style-name="P7">Largest function has 4 statements in it, while the median is 2.5.</text:p>
            <text:p text:style-name="P8"><text:span text:style-name="T7">The most complex function has a cyclomatic complexity value of 3 while the median is 2.</text:span></text:p>
          </table:table-cell>
        </table:table-row>
      </table:table>
      <text:p text:style-name="P15"/>
      <text:p text:style-name="P15"/>
      <text:p text:style-name="P15"/>
      <text:p text:style-name="P11"><text:tab/><text:span text:style-name="T9">DATABASE</text:span></text:p>
      <text:p text:style-name="P17"/>
      <text:p text:style-name="P17"><text:tab/>Number of tables <text:s/>→ 1</text:p>
      <text:p text:style-name="P17"/>
      <text:p text:style-name="P17"><text:tab/>Number of columns → 4</text:p>
      <text:p text:style-name="P17"/>
      <text:p text:style-name="P17"><text:tab/>Datatype of columns → TEXT</text:p>
      <text:p text:style-name="P17"/>
      <text:p text:style-name="P17"><text:tab/>Database encoding → UTF -8</text:p>
      <text:p text:style-name="P17"/>
      <text:p text:style-name="P17"><text:tab/>Total size of each row → 8 * 4 → 32 bytes</text:p>
      <text:p text:style-name="P17"/>
      <text:p text:style-name="P18"><text:tab/>Database insertion (no index) → O(n) </text:p>
      <text:p text:style-name="P18"/>
      <text:p text:style-name="P18"><text:tab/>Database select (no index)→ O(n)</text:p>
      <text:p text:style-name="P18"><text:tab/>sqlite&gt; EXPLAIN QUERY PLAN SELECT * from CardDetails;</text:p>
      <text:p text:style-name="P18"><text:tab/>0|0|0|SCAN TABLE CardDetai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333333"/>
    </style:style>
    <style:style style:name="MT1" style:family="text">
      <style:text-properties officeooo:rsid="00077d83"/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fo:border="none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Digital Wallet</text:span>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5:26:37.661747688</meta:creation-date>
    <dc:date>2018-06-26T06:22:20.789189018</dc:date>
    <meta:editing-duration>PT45M26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2" meta:paragraph-count="69" meta:word-count="393" meta:character-count="2376" meta:non-whitespace-character-count="2027"/>
  </office:meta>
</office:document-meta>
</file>